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77ada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44e7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7">QUESTIONÁRIO</text:span> DE COLETA</text:p>
      <text:p text:style-name="Standard"/>
      <text:p text:style-name="P6"><text:span text:style-name="T6">Informante</text:span>: <text:span text:style-name="T8">Prefeitura Municipal de </text:span><text:span text:style-name="T11">Porto Belo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</text:span><text:span text:style-name="T24">S</text:span><text:span text:style-name="T15">erviço(s)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R</text:span><text:span text:style-name="T15">ealizado(s) por </text:span><text:span text:style-name="T24">T</text:span><text:span text:style-name="T15">erceiro(s), </text:span><text:span text:style-name="T24">V</text:span><text:span text:style-name="T15">arrição, </text:span><text:span text:style-name="T24">C</text:span><text:span text:style-name="T15">apina e </text:span><text:span text:style-name="T24">C</text:span><text:span text:style-name="T15">oleta de </text:span><text:span text:style-name="T24">R</text:span><text:span text:style-name="T15">esíduos </text:span><text:span text:style-name="T24">S</text:span><text:span text:style-name="T15">ólidos </text:span><text:span text:style-name="T24">D</text:span><text:span text:style-name="T15">omésticos e </text:span><text:span text:style-name="T24">P</text:span><text:span text:style-name="T15">úblicos, </text:span><text:span text:style-name="T24">S</text:span><text:span text:style-name="T15">erviço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em </text:span><text:span text:style-name="T24">Á</text:span><text:span text:style-name="T15">reas </text:span><text:span text:style-name="T24">E</text:span><text:span text:style-name="T15">speciais, </text:span><text:span text:style-name="T24">S</text:span><text:span text:style-name="T15">erviço de </text:span><text:span text:style-name="T24">C</text:span><text:span text:style-name="T15">oleta </text:span><text:span text:style-name="T24">S</text:span><text:span text:style-name="T15">eletiva,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E</text:span><text:span text:style-name="T15">speciais, </text:span><text:span text:style-name="T24">U</text:span><text:span text:style-name="T15">nidade(s) de </text:span><text:span text:style-name="T24">D</text:span><text:span text:style-name="T15">estinação/</text:span><text:span text:style-name="T24">D</text:span><text:span text:style-name="T15">isposição </text:span><text:span text:style-name="T24">F</text:span><text:span text:style-name="T15">inal dos </text:span><text:span text:style-name="T24">R</text:span><text:span text:style-name="T15">esíduos </text:span><text:span text:style-name="T24">S</text:span><text:span text:style-name="T15">ólidos, </text:span><text:span text:style-name="T24">E</text:span><text:span text:style-name="T15">ntidade de </text:span><text:span text:style-name="T24">C</text:span><text:span text:style-name="T15">atadores, </text:span><text:span text:style-name="T24">I</text:span><text:span text:style-name="T15">nformações sobre </text:span><text:span text:style-name="T24">V</text:span><text:span text:style-name="T15">eículos e </text:span><text:span text:style-name="T24">E</text:span><text:span text:style-name="T15">quipamentos, </text:span><text:span text:style-name="T24">E</text:span><text:span text:style-name="T15">ducação </text:span><text:span text:style-name="T24">A</text:span><text:span text:style-name="T15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12:49:49.859000000</meta:print-date>
    <dc:date>2025-06-16T13:02:21.089000000</dc:date>
    <meta:editing-duration>P15DT2H58M57S</meta:editing-duration>
    <meta:editing-cycles>38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98" meta:character-count="2523" meta:non-whitespace-character-count="2243"/>
  </office:meta>
</office:document-meta>
</file>